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style>
    <style:style style:name="P13" style:family="paragraph" style:parent-style-name="Preformatted_20_Text">
    </style:style>
    <style:style style:name="P14" style:family="paragraph" style:parent-style-name="Text_20_body" style:list-style-name="L13">
      <style:paragraph-properties fo:margin-top="0in" fo:margin-bottom="0in"/>
    </style:style>
    <style:style style:name="P15" style:family="paragraph" style:parent-style-name="Text_20_body" style:list-style-name="L14">
      <style:paragraph-properties fo:margin-top="0in" fo:margin-bottom="0in"/>
    </style:style>
  </office:automatic-styles>
  <office:body>
    <office:text>
      <text:p text:style-name="Title">Hello World Lab</text:p>
      <text:p text:style-name="Author"><text:a xlink:type="simple" xlink:href="https://csci-1301.github.io/about#authors" office:name=""><text:span text:style-name="Definition">https://csci-1301.github.io/about#authors</text:span></text:a></text:p>
      <text:p text:style-name="Date">June 28, 2021 (06:40:3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we will guide you in downloading, opening, compiling, executing and breaking (!) your very first program. It is customary to start the study of a programming language with an <text:a xlink:type="simple" xlink:href="https://en.wikipedia.org/wiki/%22Hello,_World!%22_program" office:name=""><text:span text:style-name="Definition">“Hello World”</text:span></text:a> program, that simply display “Hello World”. Although such a program has no real interest nor purpose, it is used to make sure that your set-up is correctly configured, and to guide you gently in the discovery of programs and their language!</text:p>
      <text:h text:style-name="Heading_20_1" text:outline-level="1"><text:bookmark-start text:name="your-first-program"/>Your First Program<text:bookmark-end text:name="your-first-program"/></text:h>
      <text:h text:style-name="Heading_20_2" text:outline-level="2"><text:bookmark-start text:name="opening-your-first-program"/>Opening Your First Program<text:bookmark-end text:name="opening-your-first-program"/></text:h>
      <text:list text:style-name="L1">
        <text:list-item>
          <text:p text:style-name="P1">Download <text:a xlink:type="simple" xlink:href="HelloWorld_Solution.zip" office:name=""><text:span text:style-name="Definition">HelloWorld_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 .</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item>
          <text:p text:style-name="P1">Go in the HelloWorld folder that was created.</text:p>
        </text:list-item>
        <text:list-item>
          <text:p text:style-name="P1">Double-click on <text:span text:style-name="NormalTok">HelloWorld_Solution</text:span><text:span text:style-name="OperatorTok">.</text:span><text:span text:style-name="FunctionTok">sln</text:span> file</text:p>
        </text:list-item>
        <text:list-item>
          <text:p text:style-name="P1">Clicking the <text:span text:style-name="OperatorTok">.</text:span><text:span text:style-name="FunctionTok">sln</text:span> file should launch your default C# IDE that <text:a xlink:type="simple" xlink:href="../../software_install.html" office:name=""><text:span text:style-name="Definition">you installed previously</text:span></text:a> or that is pre-loaded on the computer lab you are using.</text:p>
          <text:list text:style-name="L3">
            <text:list-item>
              <text:p text:style-name="P3">If you get prompted for which application to use, choose the IDE you installed previously.</text:p>
            </text:list-item>
            <text:list-item>
              <text:p text:style-name="P3">If the IDE does not launch or launches in a different program, right click on the <text:span text:style-name="OperatorTok">.</text:span><text:span text:style-name="FunctionTok">sln</text:span> file and look for an option to <text:span text:style-name="NormalTok">open with</text:span>, then select to open it with the IDE you installed previously.</text:p>
            </text:list-item>
          </text:list>
        </text:list-item>
      </text:list>
      <text:p text:style-name="Definition_20_Term_20_Tight">Question:</text:p>
      <text:p text:style-name="Definition_20_Definition_20_Tight">Have you actually checked where the HelloWorld (zip) archive was hosted? Was it on a trustworthy website? If yes, is it trustworthy because of the <text:a xlink:type="simple" xlink:href="https://en.wikipedia.org/wiki/Domain_name" office:name=""><text:span text:style-name="Definition">domain name</text:span></text:a>, because we told you to do so, or for some other reasons?</text:p>
      <text:p text:style-name="Definition_20_Term_20_Tight">Question:</text:p>
      <text:p text:style-name="Definition_20_Definition_20_Tight">How is an IDE different from other types of software? Identify 3 differences between an IDE and a web browser. Can you identify 3 similarities?</text:p>
      <text:h text:style-name="Heading_20_2" text:outline-level="2"><text:bookmark-start text:name="compiling-and-executing-your-first-program"/>Compiling and Executing Your First Program<text:bookmark-end text:name="compiling-and-executing-your-first-program"/></text:h>
      <text:list text:style-name="L4">
        <text:list-item>
          <text:p text:style-name="P4">Within the IDE, first locate <text:span text:style-name="NormalTok">Program</text:span><text:span text:style-name="OperatorTok">.</text:span><text:span text:style-name="FunctionTok">cs</text:span>.</text:p>
          <text:p text:style-name="P4">This file will be visible in panel called “Solution Explorer” or “Explorer”, depending on the IDE. If you do not see such panel right away, explore the IDE menus to find and open it.</text:p>
        </text:list-item>
        <text:list-item>
          <text:p text:style-name="P4">After you have located <text:span text:style-name="NormalTok">Program</text:span><text:span text:style-name="OperatorTok">.</text:span><text:span text:style-name="FunctionTok">cs</text:span> double click on it. This is the <text:span text:style-name="T1">source code</text:span> of the application you are actually considering.</text:p>
        </text:list-item>
        <text:list-item>
          <text:p text:style-name="P4">Let’s compile this program. Look for an option to <text:span text:style-name="NormalTok">Build solution</text:span> and click on it. What happened?</text:p>
        </text:list-item>
        <text:list-item>
          <text:p text:style-name="P4">Let’s run this program. Look for a menu option <text:span text:style-name="NormalTok">Debug </text:span><text:span text:style-name="OperatorTok">&gt;</text:span><text:span text:style-name="NormalTok"><text:s text:c="1"/>Start without Debugging</text:span> or <text:span text:style-name="NormalTok">Run </text:span><text:span text:style-name="OperatorTok">&gt;</text:span><text:span text:style-name="NormalTok"><text:s text:c="1"/>Run Project</text:span> and click on it. What happened?</text:p>
        </text:list-item>
        <text:list-item>
          <text:p text:style-name="P4">You will <text:span text:style-name="T2">extensively</text:span> compile and run programs in this class. Instead of having to click twice, it is recommended that you start memorizing shortcuts. You should study your IDE to see the exact shortcuts for your IDE for compiling and running a program. Here are the <text:span text:style-name="T1">usual</text:span> shortcuts for different operating systems:</text:p>
          <text:p text:style-name="P4">Windows/Linux</text:p>
          <text:list text:style-name="L5">
            <text:list-item>
              <text:p text:style-name="P5">Build solution: Ctrl + Shift + B</text:p>
            </text:list-item>
            <text:list-item>
              <text:p text:style-name="P5">Run: Ctrl + F5</text:p>
            </text:list-item>
            <text:list-item>
              <text:p text:style-name="P5">Exit any program: Alt + F4</text:p>
            </text:list-item>
          </text:list>
          <text:p text:style-name="P4">MacOS</text:p>
          <text:list text:style-name="L6">
            <text:list-item>
              <text:p text:style-name="P6">Build solution: Cmd + B</text:p>
            </text:list-item>
            <text:list-item>
              <text:p text:style-name="P6">Run: F5</text:p>
            </text:list-item>
            <text:list-item>
              <text:p text:style-name="P6">Exit any program: Cmd + q</text:p>
            </text:list-item>
          </text:list>
        </text:list-item>
      </text:list>
      <text:p text:style-name="First_20_paragraph">That makes 3 shortcuts already!</text:p>
      <text:h text:style-name="Heading_20_2" text:outline-level="2"><text:bookmark-start text:name="backups"/>Backups<text:bookmark-end text:name="backups"/></text:h>
      <text:p text:style-name="First_20_paragraph">Now we need to make sure you know how to save your work and access it. This is especially important if you are using the computer lab rooms, as <text:span text:style-name="T2">you can not store files permanently on the lab’s computer, you will have to store them either online in your cloud storage or on a USB drive</text:span>.</text:p>
      <text:h text:style-name="Heading_20_3" text:outline-level="3"><text:bookmark-start text:name="finding-the-right-tool"/>Finding The Right Tool<text:bookmark-end text:name="finding-the-right-tool"/></text:h>
      <text:p text:style-name="First_20_paragraph">You can save your project:</text:p>
      <text:list text:style-name="L7">
        <text:list-item>
          <text:p text:style-name="P7">On your hard drive, if you are using your own computer.</text:p>
        </text:list-item>
        <text:list-item>
          <text:p text:style-name="P7">On an external/removable data storage: USB flash drive, external hard disk drive, or any kind of USB mass storage device.</text:p>
        </text:list-item>
        <text:list-item>
          <text:p text:style-name="P7">On a server: the University has a <text:a xlink:type="simple" xlink:href="https://www.augusta.edu/its/box/" office:name=""><text:span text:style-name="Definition">partnership</text:span></text:a> with <text:a xlink:type="simple" xlink:href="https://box.com/" office:name=""><text:span text:style-name="Definition">box.com</text:span></text:a>, and you can follow <text:a xlink:type="simple" xlink:href="https://www.augusta.edu/its/box/quickstart.php" office:name=""><text:span text:style-name="Definition">this tutorial</text:span></text:a> to get started, but any service (<text:a xlink:type="simple" xlink:href="https://www.google.com/drive/" office:name=""><text:span text:style-name="Definition">Google Drive</text:span></text:a>, <text:a xlink:type="simple" xlink:href="https://www.dropbox.com/" office:name=""><text:span text:style-name="Definition">Dropbox</text:span></text:a>, <text:a xlink:type="simple" xlink:href="https://onedrive.live.com/" office:name=""><text:span text:style-name="Definition">OneDrive</text:span></text:a>, etc.) would do.</text:p>
        </text:list-item>
      </text:list>
      <text:p text:style-name="First_20_paragraph">Having <text:span text:style-name="T1">two</text:span> backups is generally recommended.</text:p>
      <text:p text:style-name="Text_20_body">If you chose the “remote” option (i.e., using a server) and you are in a computer lab, <text:span text:style-name="T2">do not</text:span> try to install a synchronization program (like <text:a xlink:type="simple" xlink:href="https://www.google.com/drive/download/" office:name=""><text:span text:style-name="Definition">Google Drive and Sync</text:span></text:a>, <text:a xlink:type="simple" xlink:href="https://app.box.com/services/browse/official" office:name=""><text:span text:style-name="Definition">Box’s app</text:span></text:a>, etc.) on the lab computer: it will likely not work, due to <text:a xlink:type="simple" xlink:href="https://augusta.policytech.com/dotNet/documents/?docid=5702" office:name=""><text:span text:style-name="Definition">University rules</text:span></text:a>. Instead, create the structure/project/files on the computer during the lab and upload them (using the web-interface) at the end of the lab. Make sure to always upload your files before logging out of the computer.</text:p>
      <text:h text:style-name="Heading_20_2" text:outline-level="2"><text:bookmark-start text:name="making-sure-you-have-the-right-files"/>Making Sure You Have the Right Files<text:bookmark-end text:name="making-sure-you-have-the-right-files"/></text:h>
      <text:p text:style-name="First_20_paragraph">After selecting where you want to store your backup files</text:p>
      <text:list text:style-name="L8">
        <text:list-item>
          <text:p text:style-name="P8">Create a folder for this class (<text:span text:style-name="NormalTok">CSCI1301</text:span>)</text:p>
        </text:list-item>
        <text:list-item>
          <text:p text:style-name="P8">Create subfolder for the <text:span text:style-name="NormalTok">HelloWorld</text:span> lab. Put all of the files related to the “HelloWorld” solution in this folder.</text:p>
        </text:list-item>
        <text:list-item>
          <text:p text:style-name="P8">Explore your backup. Check that you have multiple folders. Specifically check that your backup contains at least the following files:</text:p>
          <text:list text:style-name="L9">
            <text:list-item>
              <text:p text:style-name="P9"><text:span text:style-name="NormalTok">HelloWorld_Solution</text:span><text:span text:style-name="OperatorTok">.</text:span><text:span text:style-name="FunctionTok">sln</text:span> - this is called a solution file. It tells the IDE how to load your C# source code in the IDE.</text:p>
            </text:list-item>
            <text:list-item>
              <text:p text:style-name="P9"><text:span text:style-name="NormalTok">HelloWorld_Project</text:span><text:span text:style-name="OperatorTok">.</text:span><text:span text:style-name="FunctionTok">csproj</text:span> - this a project file. Every C# solution contains at least 1 project. Dividing code into multiple project is useful for very large programs and allows integrating projects written in different languages under the same solution.</text:p>
            </text:list-item>
            <text:list-item>
              <text:p text:style-name="P9"><text:span text:style-name="NormalTok">Program</text:span><text:span text:style-name="OperatorTok">.</text:span><text:span text:style-name="FunctionTok">cs</text:span> - this is the actual source code of your program and where you write code.</text:p>
            </text:list-item>
          </text:list>
          <text:p text:style-name="P8">It is useful to understand the purpose and role of these different files (<text:span text:style-name="OperatorTok">.</text:span><text:span text:style-name="FunctionTok">sln</text:span>, <text:span text:style-name="OperatorTok">.</text:span><text:span text:style-name="FunctionTok">csproj</text:span>, <text:span text:style-name="OperatorTok">.</text:span><text:span text:style-name="FunctionTok">cs</text:span>) when you want to backup or share (i.e. turn in) C# programs.</text:p>
        </text:list-item>
      </text:list>
      <text:p text:style-name="Definition_20_Term_20_Tight">Question:</text:p>
      <text:p text:style-name="Definition_20_Definition_20_Tight">Now that you understand the basic files that go into a C# program, can you identify which files you should always include when you prepare to submit your code for evaluation? Can you develop a strategy with a friend, a classmate, or a second computer, to always make sure that what your submission is correctly uploaded and complete?</text:p>
      <text:h text:style-name="Heading_20_2" text:outline-level="2"><text:bookmark-start text:name="how-was-the-backup"/>How Was the Backup?<text:bookmark-end text:name="how-was-the-backup"/></text:h>
      <text:p text:style-name="First_20_paragraph">Once you are done, test that you performed the backup properly.</text:p>
      <text:list text:style-name="L10">
        <text:list-item>
          <text:p text:style-name="P10">Re-download or transfer the files you just saved (the whole <text:span text:style-name="NormalTok">HelloWorld</text:span> folder) on the computer</text:p>
        </text:list-item>
        <text:list-item>
          <text:p text:style-name="P10">Make sure you can still open the project in your IDE</text:p>
        </text:list-item>
        <text:list-item>
          <text:p text:style-name="P10">Do you remember…</text:p>
          <text:list>
            <text:list-item>
              <text:p text:style-name="P10">How to build the solution</text:p>
            </text:list-item>
            <text:list-item>
              <text:p text:style-name="P10">How to start the program without debugging?</text:p>
            </text:list-item>
            <text:list-item>
              <text:p text:style-name="P10">Some shortcuts?</text:p>
            </text:list-item>
          </text:list>
        </text:list-item>
      </text:list>
      <text:p text:style-name="First_20_paragraph">If not, go have another look back at the <text:a xlink:type="simple" xlink:href="#compiling-and-executing-your-first-program" office:name=""><text:span text:style-name="Definition">“Compiling and Executing Your First Program”</text:span></text:a> section.</text:p>
      <text:p text:style-name="Text_20_body">If your backup went wrong (you cannot open the project, it refuses to compile, …), try to understand what happened. Then, re-download the <text:span text:style-name="NormalTok">HelloWorld_Solution</text:span><text:span text:style-name="OperatorTok">.</text:span><text:span text:style-name="FunctionTok">zip</text:span>, unzip it, and make sure you can build the solution and run the program.</text:p>
      <text:p text:style-name="Definition_20_Term_20_Tight">Action:</text:p>
      <text:p text:style-name="Definition_20_Definition_20_Tight">Note that for such a small project, it is easy to re-download it and use it locally. Now imagine the program you are studying is the code of an operating system, spanning accros millions <text:a xlink:type="simple" xlink:href="https://en.wikipedia.org/wiki/Source_lines_of_code" office:name=""><text:span text:style-name="Definition">of lines of code</text:span></text:a>: such a strategy would not be very efficient, to say the least. Yet mistakes happen, and for that very reason programmers generally use <text:a xlink:type="simple" xlink:href="https://en.wikipedia.org/wiki/Version_control" office:name=""><text:span text:style-name="Definition">version control</text:span></text:a>, allowing them to <text:span text:style-name="T1">undo indefinitely</text:span>! Look up <text:a xlink:type="simple" xlink:href="https://en.wikipedia.org/wiki/Distributed_version_control" office:name=""><text:span text:style-name="Definition">Distributed version control</text:span></text:a> and try to understand its importance.</text:p>
      <text:h text:style-name="Heading_20_2" text:outline-level="2"><text:bookmark-start text:name="orientation"/>Orientation<text:bookmark-end text:name="orientation"/></text:h>
      <text:p text:style-name="First_20_paragraph">IDEs have many features and require practice. Explore your IDE and try to complete the following tasks:</text:p>
      <text:list text:style-name="L11">
        <text:list-item>
          <text:p text:style-name="P11">If you currently have a solution open in the IDE, close that solution.</text:p>
        </text:list-item>
        <text:list-item>
          <text:p text:style-name="P11">Use the IDE file menu to locate and re-open HelloWorld program.</text:p>
        </text:list-item>
        <text:list-item>
          <text:p text:style-name="P11">Build the program.</text:p>
        </text:list-item>
        <text:list-item>
          <text:p text:style-name="P11">Try to find <text:span text:style-name="NormalTok">Clean solution</text:span>. Cleaning is the action of removing all generated files.</text:p>
        </text:list-item>
        <text:list-item>
          <text:p text:style-name="P11">Close <text:span text:style-name="NormalTok">Solution Explorer</text:span> or <text:span text:style-name="NormalTok">Explorer</text:span> and make sure you can re-open it.</text:p>
        </text:list-item>
        <text:list-item>
          <text:p text:style-name="P11">Try to change the font size of your editor window.</text:p>
        </text:list-item>
      </text:list>
      <text:h text:style-name="Heading_20_2" text:outline-level="2"><text:bookmark-start text:name="breaking-your-program"/>Breaking Your Program<text:bookmark-end text:name="breaking-your-program"/></text:h>
      <text:p text:style-name="First_20_paragraph">If you followed the instructions carefully, your were able to build the solution and start the program without debugging after each step. <text:a xlink:type="simple" xlink:href="../../book.html#rules-of-c-syntax" office:name=""><text:span text:style-name="Definition">As you know, C# has precise rules</text:span></text:a> and not respecting them can prevent your solution from being built by the IDE.</text:p>
      <text:p text:style-name="Text_20_body">In this exercise, you are asked to do the following:</text:p>
      <text:list text:style-name="L12">
        <text:list-item>
          <text:p text:style-name="P12">Change the program so that it violates one of the syntax rules of <text:span text:style-name="NormalTok">C#</text:span>.</text:p>
        </text:list-item>
        <text:list-item>
          <text:p text:style-name="P12">Build the solution and note that an error is reported. The IDE will report a build error similar to the following:</text:p>
          <text:p text:style-name="P13">Build: 0 succeeded, 1 failed, 0 up-to-date, 0 skipped</text:p>
          <text:p text:style-name="P12">If you do not see an error, look in different tabs. If you still cannot see an error, open build output view from the IDE menu. It is usually labelled as <text:span text:style-name="NormalTok">View </text:span><text:span text:style-name="OperatorTok">&gt;</text:span><text:span text:style-name="NormalTok"><text:s text:c="1"/>Output</text:span>, <text:span text:style-name="NormalTok">View </text:span><text:span text:style-name="OperatorTok">&gt;</text:span><text:span text:style-name="NormalTok"><text:s text:c="1"/>Tool Windows </text:span><text:span text:style-name="OperatorTok">&gt;</text:span><text:span text:style-name="NormalTok"><text:s text:c="1"/>Build</text:span>, or similar. Then retry building the program to see the error.</text:p>
        </text:list-item>
        <text:list-item>
          <text:p text:style-name="P12">Make sure you understand the meaning of the error message.</text:p>
        </text:list-item>
        <text:list-item>
          <text:p text:style-name="P12">Undo your change by pressing</text:p>
          <text:list text:style-name="L13">
            <text:list-item>
              <text:p text:style-name="P14">Windows, Linux: Ctrl + z</text:p>
            </text:list-item>
            <text:list-item>
              <text:p text:style-name="P14">MacOS: Cmd + z</text:p>
            </text:list-item>
          </text:list>
        </text:list-item>
        <text:list-item>
          <text:p text:style-name="P12">Make sure you can build the solution without a new error message.</text:p>
        </text:list-item>
        <text:list-item>
          <text:p text:style-name="P12">Break your program three times, in order to identify three different error messages, and three ways of breaking C#’s rules.</text:p>
        </text:list-item>
      </text:list>
      <text:p text:style-name="First_20_paragraph">If you have time or need ideas, you can try with the following, and see which one(s) make the building impossible (do not forget to undo your change after):</text:p>
      <text:list text:style-name="L14">
        <text:list-item>
          <text:p text:style-name="P15">Remove the semicolon after <text:span text:style-name="KeywordTok">using</text:span><text:span text:style-name="NormalTok"><text:s text:c="1"/>System</text:span></text:p>
        </text:list-item>
        <text:list-item>
          <text:p text:style-name="P15">Replace <text:span text:style-name="KeywordTok">class</text:span><text:span text:style-name="NormalTok"><text:s text:c="1"/>Program</text:span> with <text:span text:style-name="KeywordTok">class</text:span><text:span text:style-name="NormalTok"><text:s text:c="1"/>TestOne</text:span></text:p>
        </text:list-item>
        <text:list-item>
          <text:p text:style-name="P15">Remove the brace (or “curly bracket”, i.e., the <text:span text:style-name="OperatorTok">}</text:span> symbol) at the last line.</text:p>
        </text:list-item>
        <text:list-item>
          <text:p text:style-name="P15">Add three new lines at the end of the file</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Replace <text:span text:style-name="NormalTok">Console</text:span><text:span text:style-name="OperatorTok">.</text:span><text:span text:style-name="FunctionTok">WriteLine</text:span> with <text:span text:style-name="NormalTok">Console</text:span><text:span text:style-name="OperatorTok">.</text:span><text:span text:style-name="FunctionTok">WRITELINE</text:span></text:p>
        </text:list-item>
        <text:list-item>
          <text:p text:style-name="P15">Add a new line between <text:span text:style-name="NormalTok">Console</text:span><text:span text:style-name="OperatorTok">.</text:span> and <text:span text:style-name="NormalTok">WriteLine</text:span></text:p>
        </text:list-item>
        <text:list-item>
          <text:p text:style-name="P15">Add a new line between <text:span text:style-name="NormalTok">WriteLine</text:span> and <text:span text:style-name="OperatorTok">(</text:span></text:p>
        </text:list-item>
        <text:list-item>
          <text:p text:style-name="P15">Add a new line between <text:span text:style-name="NormalTok">Write</text:span> and <text:span text:style-name="NormalTok">Line</text:span></text:p>
        </text:list-item>
        <text:list-item>
          <text:p text:style-name="P15">Replace <text:span text:style-name="FunctionTok">Main</text:span><text:span text:style-name="OperatorTok">()</text:span> with <text:span text:style-name="FunctionTok">Method</text:span><text:span text:style-name="OperatorTok">()</text:span></text:p>
        </text:list-item>
        <text:list-item>
          <text:p text:style-name="P15">Remove the indentation (i.e., the space between the beginning of the line and the first character of the instruction) on all line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Hello World Lab</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40:46Z</meta:creation-date>
    <dc:date>2021-06-28T22:40:46Z</dc:date>
    <meta:user-defined meta:name="date" meta:value-type="string">June  28, 2021 (06:40:3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